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HervisP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Vole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uz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‘aï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i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lez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eire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reez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n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uez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poner</text:p>
          </table:table-cell>
          <table:table-cell office:value-type="string" calcext:value-type="string">
            <text:p>ramp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le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li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‘av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ei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n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ires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ires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u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c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roiez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au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uisiez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tez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L.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miers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rosez</text:p>
          </table:table-cell>
          <table:table-cell office:value-type="string" calcext:value-type="string">
            <text:p>tors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‘arg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ez</text:p>
          </table:table-cell>
          <table:table-cell office:value-type="string" calcext:value-type="string">
            <text:p>rö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ons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hainez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ez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‘acoll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tez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andei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auteit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sse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evrer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ei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seren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err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ei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c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ne</text:p>
          </table:table-cell>
          <table:table-cell office:value-type="string" calcext:value-type="string">
            <text:p>no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minei</text:p>
          </table:table-cell>
          <table:table-cell office:value-type="string" calcext:value-type="string">
            <text:p>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let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visei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co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loiti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ei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pel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lour</text:p>
          </table:table-cell>
          <table:table-cell office:value-type="string" calcext:value-type="string">
            <text:p>cha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i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is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dre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it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dre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sser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st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t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leu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chent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‘endorm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ei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‘elle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dormie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s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‘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s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illis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xel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t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ceri</text:p>
          </table:table-cell>
          <table:table-cell office:value-type="string" calcext:value-type="string">
            <text:p>ass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oi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nter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fferont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ubi</text:p>
          </table:table-cell>
          <table:table-cell office:value-type="string" calcext:value-type="string">
            <text:p>abau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vanra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rai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u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ch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hie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ei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ï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passe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u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illiz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ien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an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i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i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rai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e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miers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‘arg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noris</text:p>
          </table:table-cell>
          <table:table-cell office:value-type="string" calcext:value-type="string">
            <text:p>seignor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erit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çut</text:p>
          </table:table-cell>
          <table:table-cell office:value-type="string" calcext:value-type="string">
            <text:p>conce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torna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oix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ri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i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u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gie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i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illi</text:p>
          </table:table-cell>
          <table:table-cell office:value-type="string" calcext:value-type="string">
            <text:p>f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kier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nemin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eimes</text:p>
          </table:table-cell>
          <table:table-cell office:value-type="string" calcext:value-type="string">
            <text:p>raiem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er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s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»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olle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utei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s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ire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ma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ssons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kerons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nemin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dron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c‘a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ch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i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ai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ei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pucre</text:p>
          </table:table-cell>
          <table:table-cell office:value-type="string" calcext:value-type="string">
            <text:p>sepulc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‘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kiert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voir</text:p>
          </table:table-cell>
          <table:table-cell office:value-type="string" calcext:value-type="string">
            <text:p>ravo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redons</text:p>
          </table:table-cell>
          <table:table-cell office:value-type="string" calcext:value-type="string">
            <text:p>guerre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one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r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‘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mei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ingne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eé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dez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eno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mei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ins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ndo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passez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el</text:p>
          </table:table-cell>
          <table:table-cell office:value-type="string" calcext:value-type="string">
            <text:p>bru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ei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sit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o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visei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rsurent</text:p>
          </table:table-cell>
          <table:table-cell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rest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‘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an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rivez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s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di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lez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l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ez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s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ins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ez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sambl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les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elz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cu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er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s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‘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it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‘i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‘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eürez</text:p>
          </table:table-cell>
          <table:table-cell office:value-type="string" calcext:value-type="string">
            <text:p>assë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ti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c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metez</text:p>
          </table:table-cell>
          <table:table-cell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dra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ez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er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rivei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eiz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‘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ois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‘entend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‘Espaig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é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ic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onre</text:p>
          </table:table-cell>
          <table:table-cell office:value-type="string" calcext:value-type="string">
            <text:p>semo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‘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ez</text:p>
          </table:table-cell>
          <table:table-cell office:value-type="string" calcext:value-type="string">
            <text:p>des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ti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urer</text:p>
          </table:table-cell>
          <table:table-cell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ei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ent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er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e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lez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ai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i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on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l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pre</text:p>
          </table:table-cell>
          <table:table-cell office:value-type="string" calcext:value-type="string">
            <text:p>tempre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s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passez</text:p>
          </table:table-cell>
          <table:table-cell office:value-type="string" calcext:value-type="string">
            <text:p>resp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ngue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r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an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i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aites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‘alo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irab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chieres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ires</text:p>
          </table:table-cell>
          <table:table-cell office:value-type="string" calcext:value-type="string">
            <text:p>poitra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estu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t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k‘i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mé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iet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andei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keu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e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vome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vi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cha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nez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brer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kait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stez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ierit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ire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oing</text:p>
          </table:table-cell>
          <table:table-cell office:value-type="string" calcext:value-type="string">
            <text:p>r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i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o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kestei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o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é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qu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he</text:p>
          </table:table-cell>
          <table:table-cell office:value-type="string" calcext:value-type="string">
            <text:p>cloch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kesté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hordant</text:p>
          </table:table-cell>
          <table:table-cell office:value-type="string" calcext:value-type="string">
            <text:p>behor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tei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squ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is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s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tez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collait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‘a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orge</text:p>
          </table:table-cell>
          <table:table-cell office:value-type="string" calcext:value-type="string">
            <text:p>seror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oi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go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lette</text:p>
          </table:table-cell>
          <table:table-cell office:value-type="string" calcext:value-type="string">
            <text:p>fille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ïa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s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coller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i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es</text:p>
          </table:table-cell>
          <table:table-cell office:value-type="string" calcext:value-type="string">
            <text:p>Gari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‘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‘o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rement</text:p>
          </table:table-cell>
          <table:table-cell office:value-type="string" calcext:value-type="string">
            <text:p>tend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loré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du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‘avez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»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tre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ut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sques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tei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‘ofrand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‘aute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u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‘asie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er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drome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ellei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ïsté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‘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irai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rainges</text:p>
          </table:table-cell>
          <table:table-cell office:value-type="string" calcext:value-type="string">
            <text:p>estran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engnez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i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uter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upei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ue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ter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x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x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reez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ez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i!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oller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s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a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gondé</text:p>
          </table:table-cell>
          <table:table-cell office:value-type="string" calcext:value-type="string">
            <text:p>vergo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chiés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erdu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‘amisté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it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‘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lei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‘av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ol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u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‘asie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er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tei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i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pres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rtei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es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er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nt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tent</text:p>
          </table:table-cell>
          <table:table-cell office:value-type="string" calcext:value-type="string">
            <text:p>n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llent</text:p>
          </table:table-cell>
          <table:table-cell office:value-type="string" calcext:value-type="string">
            <text:p>vï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gle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os</text:p>
          </table:table-cell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u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ial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ei</text:p>
          </table:table-cell>
          <table:table-cell office:value-type="string" calcext:value-type="string">
            <text:p>cend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brei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drome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54:51.48917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8:01.419597449</dc:date>
    <meta:editing-duration>PT3M48S</meta:editing-duration>
    <meta:editing-cycles>4</meta:editing-cycles>
    <meta:generator>LibreOffice/5.1.6.2$Linux_X86_64 LibreOffice_project/10m0$Build-2</meta:generator>
    <meta:document-statistic meta:table-count="1" meta:cell-count="10666" meta:object-count="0"/>
  </office:meta>
</office:document-meta>
</file>